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Table_20_Contents" style:list-style-name="L1"/>
    <style:style style:name="P6" style:family="paragraph" style:parent-style-name="Table_20_Contents" style:list-style-name="L1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age Gallery</text:p>
      <text:list xml:id="list31553272" text:style-name="L1">
        <text:list-header>
          <text:p text:style-name="P6">Introduction</text:p>
        </text:list-header>
      </text:list>
      <text:p text:style-name="Table_20_Contents"><text:tab/><text:tab/>Image gallery is use to display images in throughout the site. Admin upload images only <text:tab/>once at admin side and user can see that image uploaded on different gallerias.</text:p>
      <text:p text:style-name="Table_20_Contents"/>
      <text:p text:style-name="Table_20_Contents"><text:tab/><text:span text:style-name="T2">Functionality</text:span></text:p>
      <text:list xml:id="list32155214" text:continue-numbering="true" text:style-name="L1">
        <text:list-item>
          <text:p text:style-name="P5">Image uploading functionality<text:line-break/>The user would be able to upload, publish – unpublish and delete the images.</text:p>
        </text:list-item>
        <text:list-item>
          <text:p text:style-name="P5">Management of title and tags for the image<text:line-break/>The user would be able to add and edit title and tags for each individual image.</text:p>
        </text:list-item>
        <text:list-item>
          <text:p text:style-name="P5">Thumbnail image management<text:line-break/>Thumbnail image creation according to the dimensions specified by the user.</text:p>
        </text:list-item>
        <text:list-item>
          <text:p text:style-name="P5">Creation of multiple galleries<text:line-break/>The user would be able to create multiple galleries by selecting the images that were uploaded in common.</text:p>
        </text:list-item>
        <text:list-item>
          <text:p text:style-name="P5">Image sequence management for display on front side<text:line-break/>Prioritizing the image display on the front side by managing the sequence of the images.</text:p>
          <text:p text:style-name="P5"/>
        </text:list-item>
      </text:list>
      <text:p text:style-name="Standard"><text:tab/><text:span text:style-name="T2">Database Tables</text:span></text:p>
      <text:p text:style-name="P1"/>
      <text:p text:style-name="Standard"><text:tab/><text:span text:style-name="T1">Galleries Table</text:span></text:p>
      <text:list xml:id="list31579086" text:style-name="L2">
        <text:list-item>
          <text:p text:style-name="P3">id<text:tab/><text:tab/><text:tab/><text:tab/>int(11)<text:tab/><text:tab/><text:tab/><text:tab/>PK</text:p>
        </text:list-item>
        <text:list-item>
          <text:p text:style-name="P3">title<text:tab/><text:tab/><text:tab/><text:tab/>varchar(100)</text:p>
        </text:list-item>
        <text:list-item>
          <text:p text:style-name="P3">created<text:tab/><text:tab/><text:tab/><text:tab/>datetime</text:p>
          <text:p text:style-name="P3"/>
        </text:list-item>
      </text:list>
      <text:p text:style-name="Standard"><text:tab/><text:span text:style-name="T1">Images Table</text:span></text:p>
      <text:list xml:id="list31563445" text:style-name="L3">
        <text:list-item>
          <text:p text:style-name="P4">id<text:tab/><text:tab/><text:tab/><text:tab/>int(11)<text:tab/><text:tab/><text:tab/><text:tab/>PK</text:p>
        </text:list-item>
        <text:list-item>
          <text:p text:style-name="P4">title<text:tab/><text:tab/><text:tab/><text:tab/>varchar(100)</text:p>
        </text:list-item>
        <text:list-item>
          <text:p text:style-name="P4">tag<text:tab/><text:tab/><text:tab/><text:tab/>varchar(100)</text:p>
        </text:list-item>
        <text:list-item>
          <text:p text:style-name="P4">image<text:tab/><text:tab/><text:tab/><text:tab/>varchar(255)</text:p>
        </text:list-item>
        <text:list-item>
          <text:p text:style-name="P4">display_gallery_id <text:tab/><text:tab/>int(11) </text:p>
        </text:list-item>
        <text:list-item>
          <text:p text:style-name="P4">updated<text:tab/><text:tab/><text:tab/>datetime</text:p>
        </text:list-item>
        <text:list-item>
          <text:p text:style-name="P4">created<text:tab/><text:tab/><text:tab/><text:tab/>datetime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05T10:24:13.56</meta:creation-date>
    <dc:date>2013-09-12T12:00:08.70</dc:date>
    <meta:editing-duration>PT5H28M42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" meta:paragraph-count="22" meta:word-count="177" meta:character-count="1082"/>
  </office:meta>
</office:document-meta>
</file>